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Noto Sans" svg:font-family="'Noto Sans'" style:font-family-generic="swiss"/>
    <style:font-face style:name="Noto Sans Arabic UI" svg:font-family="'Noto Sans Arabic UI'"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text-properties officeooo:paragraph-rsid="001e3d7b"/>
    </style:style>
    <style:style style:name="P3" style:family="paragraph" style:parent-style-name="Text_20_body">
      <style:text-properties officeooo:rsid="00215586" officeooo:paragraph-rsid="00215586"/>
    </style:style>
    <style:style style:name="P4" style:family="paragraph" style:parent-style-name="Sender">
      <style:text-properties officeooo:paragraph-rsid="0029f85a"/>
    </style:style>
    <style:style style:name="P5" style:family="paragraph" style:parent-style-name="Text_20_body">
      <style:text-properties officeooo:paragraph-rsid="0026d71b"/>
    </style:style>
    <style:style style:name="P6" style:family="paragraph" style:parent-style-name="Text_20_body">
      <style:paragraph-properties fo:text-align="start" style:justify-single-word="false"/>
    </style:style>
    <style:style style:name="P7" style:family="paragraph" style:parent-style-name="Sender" style:master-page-name="First_20_Page">
      <style:paragraph-properties style:page-number="auto"/>
      <style:text-properties officeooo:paragraph-rsid="0029f85a"/>
    </style:style>
    <style:style style:name="T1" style:family="text">
      <style:text-properties fo:font-size="10pt" fo:font-weight="normal" officeooo:rsid="001e3d7b"/>
    </style:style>
    <style:style style:name="T2" style:family="text">
      <style:text-properties style:text-position="super 58%" fo:font-size="10pt" fo:font-weight="normal" officeooo:rsid="001e3d7b"/>
    </style:style>
    <style:style style:name="T3" style:family="text">
      <style:text-properties officeooo:rsid="001e8826"/>
    </style:style>
    <style:style style:name="T4" style:family="text">
      <style:text-properties officeooo:rsid="001f6f21"/>
    </style:style>
    <style:style style:name="T5" style:family="text">
      <style:text-properties officeooo:rsid="0026d71b"/>
    </style:style>
    <style:style style:name="T6" style:family="text">
      <style:text-properties officeooo:rsid="002c58c2"/>
    </style:style>
    <style:style style:name="fr1" style:family="graphic" style:parent-style-name="Frame">
      <style:graphic-properties style:wrap="none" style:vertical-pos="from-top" style:vertical-rel="page" style:horizontal-pos="from-left" style:horizontal-rel="page-content" fo:padding="0in" fo:border="none"/>
    </style:style>
    <number:date-style style:name="N41" number:automatic-order="true">
      <number:month number:style="long" number:textual="true"/>
      <number:text> </number:text>
      <number:day/>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Frame1" text:anchor-type="page" text:anchor-page-number="1" svg:x="0in" svg:y="2.1701in" svg:width="2.9528in" draw:z-index="0">
        <draw:text-box fo:min-height="1.378in">
          <text:p text:style-name="Frame_20_contents"><text:database-display text:table-name="Sheet1" text:table-type="table" text:column-name="Title" text:database-name="MailingList">&lt;Title&gt;</text:database-display><text:hidden-paragraph text:condition="ooow:![MailingList.Sheet1.Title]"/></text:p>
          <text:p text:style-name="Frame_20_contents"><text:database-display text:table-name="Sheet1" text:table-type="table" text:column-name="First Name" text:database-name="MailingList">&lt;First Name&gt;</text:database-display><text:span text:style-name="T5"><text:s/></text:span><text:span text:style-name="T5"><text:database-display text:table-name="Sheet1" text:table-type="table" text:column-name="Last Name" text:database-name="MailingList">&lt;Last Name&gt;</text:database-display></text:span><text:span text:style-name="T5"><text:hidden-paragraph text:condition="ooow:![MailingList.Sheet1.First Name] AND ![MailingList.Sheet1.Last Name]"/></text:span></text:p>
          <text:p text:style-name="Frame_20_contents"><text:database-display text:table-name="Sheet1" text:table-type="table" text:column-name="Address Line 1" text:database-name="MailingList">&lt;Address Line 1&gt;</text:database-display><text:hidden-paragraph text:condition="ooow:![MailingList.Sheet1.Address Line 1]"/></text:p>
          <text:p text:style-name="Frame_20_contents"><text:database-display text:table-name="Sheet1" text:table-type="table" text:column-name="Address Kube2" text:database-name="MailingList">&lt;Address Kube2&gt;</text:database-display><text:hidden-paragraph text:condition="ooow:![MailingList.Sheet1.Address Kube2]"/></text:p>
          <text:p text:style-name="Frame_20_contents"><text:database-display text:table-name="Sheet1" text:table-type="table" text:column-name="City" text:database-name="MailingList">&lt;City&gt;</text:database-display><text:database-display text:table-name="Sheet1" text:table-type="table" text:column-name="State" text:database-name="MailingList">&lt;State&gt;</text:database-display><text:span text:style-name="T5"><text:s/></text:span><text:span text:style-name="T5"><text:database-display text:table-name="Sheet1" text:table-type="table" text:column-name="Zip" text:database-name="MailingList">&lt;Zip&gt;</text:database-display></text:span><text:span text:style-name="T5"><text:hidden-paragraph text:condition="ooow:![MailingList.Sheet1.City] AND ![MailingList.Sheet1.State] AND ![MailingList.Sheet1.Zip]"/></text:span></text:p>
          <text:p text:style-name="Frame_20_contents"><text:database-display text:table-name="Sheet1" text:table-type="table" text:column-name="Country" text:database-name="MailingList">&lt;Country&gt;</text:database-display><text:hidden-paragraph text:condition="ooow:![MailingList.Sheet1.Country]"/></text:p>
        </draw:text-box>
      </draw:frame>
      <draw:frame draw:style-name="fr1" draw:name="Frame2" text:anchor-type="page" text:anchor-page-number="1" svg:x="0in" svg:y="2.1701in" svg:width="2.9528in" draw:z-index="1">
        <draw:text-box fo:min-height="1.378in">
          <text:p text:style-name="Frame_20_contents"><text:hidden-paragraph text:condition="ooow:"/></text:p>
          <text:p text:style-name="Frame_20_contents"><text:database-display text:table-name="Sheet1" text:table-type="table" text:column-name="Title" text:database-name="MailingList">&lt;Title&gt;</text:database-display><text:database-display text:table-name="Sheet1" text:table-type="table" text:column-name="First Name" text:database-name="MailingList">&lt;First Name&gt;</text:database-display><text:span text:style-name="T6"><text:s/></text:span><text:span text:style-name="T6"><text:database-display text:table-name="Sheet1" text:table-type="table" text:column-name="Last Name" text:database-name="MailingList">&lt;Last Name&gt;</text:database-display></text:span><text:span text:style-name="T6"><text:hidden-paragraph text:condition="ooow:![MailingList.Sheet1.Title] AND ![MailingList.Sheet1.First Name] AND ![MailingList.Sheet1.Last Name]"/></text:span></text:p>
          <text:p text:style-name="Frame_20_contents"><text:database-display text:table-name="Sheet1" text:table-type="table" text:column-name="Address Line 1" text:database-name="MailingList">&lt;Address Line 1&gt;</text:database-display><text:hidden-paragraph text:condition="ooow:![MailingList.Sheet1.Address Line 1]"/></text:p>
          <text:p text:style-name="Frame_20_contents"><text:database-display text:table-name="Sheet1" text:table-type="table" text:column-name="Address Line2" text:database-name="MailingList">&lt;Address Line2&gt;</text:database-display><text:hidden-paragraph text:condition="ooow:![MailingList.Sheet1.Address Line2]"/></text:p>
          <text:p text:style-name="Frame_20_contents"><text:database-display text:table-name="Sheet1" text:table-type="table" text:column-name="City" text:database-name="MailingList">&lt;City&gt;</text:database-display><text:database-display text:table-name="Sheet1" text:table-type="table" text:column-name="State" text:database-name="MailingList">&lt;State&gt;</text:database-display><text:span text:style-name="T6"><text:s/></text:span><text:span text:style-name="T6"><text:database-display text:table-name="Sheet1" text:table-type="table" text:column-name="Zip" text:database-name="MailingList">&lt;Zip&gt;</text:database-display></text:span><text:span text:style-name="T6"><text:hidden-paragraph text:condition="ooow:![MailingList.Sheet1.City] AND ![MailingList.Sheet1.State] AND ![MailingList.Sheet1.Zip]"/></text:span></text:p>
          <text:p text:style-name="Frame_20_contents"><text:database-display text:table-name="Sheet1" text:table-type="table" text:column-name="Country" text:database-name="MailingList">&lt;Country&gt;</text:database-display><text:hidden-paragraph text:condition="ooow:![MailingList.Sheet1.Country]"/></text:p>
        </draw:text-box>
      </draw:frame>
      <text:p text:style-name="P7"><text:span text:style-name="T1">Bradley K DePuy<text:line-break/>4250 NE 132</text:span><text:span text:style-name="T2">nd</text:span><text:span text:style-name="T1"> Court<text:line-break/>Williston, Florida 32696<text:line-break/></text:span><text:line-break/><text:date style:data-style-name="N41" text:date-value="2026-02-28T13:59:35.778686581" text:fixed="true">February 28, 2026</text:date></text:p>
      <text:p text:style-name="P4"><text:hidden-paragraph text:condition="ooow:([MailingList.Sheet1.Gender] != &quot;&quot; OR NOT [MailingList.Sheet1.Last Name]) OR (![MailingList.Sheet1.Last Name])"/><text:span text:style-name="T5">Dear Mrs. </text:span><text:span text:style-name="T5"><text:database-display text:table-name="Sheet1" text:table-type="table" text:column-name="Last Name" text:database-name="MailingList">&lt;Last Name&gt;</text:database-display></text:span><text:span text:style-name="T5">,</text:span></text:p>
      <text:p text:style-name="P5"><text:hidden-paragraph text:condition="ooow:[MailingList.Sheet1.Gender] == &quot;&quot; OR NOT [MailingList.Sheet1.Last Name]"/><text:span text:style-name="T5">Dear Mr. </text:span><text:span text:style-name="T5"><text:database-display text:table-name="Sheet1" text:table-type="table" text:column-name="Last Name" text:database-name="MailingList">&lt;Last Name&gt;</text:database-display></text:span><text:span text:style-name="T5">,</text:span></text:p>
      <text:p text:style-name="P5"><text:hidden-paragraph text:condition="ooow:[MailingList.Sheet1.Last Name]"/><text:span text:style-name="T5">To whom it may concern,</text:span></text:p>
      <text:p text:style-name="Text_20_body">There is a framework for the foundation of reality that begins before physics, before philosophy, before theology. Three axioms. No intent in the substrate. No primitive time. No primitive locality. Just the Medium, eternal, with one irreducible property from which everything else emerges.</text:p>
      <text:p text:style-name="P2">Every existing framework begins after something. Quantum mechanics, relativity, cosmology — each starts inside a universe already running. What is proposed here starts before. Not a new theory within the existing space but a new floor beneath it. <text:s/><text:span text:style-name="T3">A potential new beginning </text:span><text:span text:style-name="T4">that may apply </text:span><text:span text:style-name="T3">across all domains. </text:span></text:p>
      <text:p text:style-name="P2">The framework proposes that time is not primitive — not a dimension, not a sequence — but a transitional index. What we experience as time is the mark left by state change in the Medium. That single reposition opens questions that have resisted resolution for a century.</text:p>
      <text:p text:style-name="Text_20_body">The paper is formally archived. The argument is coherent. The reach is genuine.<text:line-break/><text:tab/>Version 0.1 | DOI: 10.5281/zenodo.18804587 | CC BY 4.0</text:p>
      <text:p text:style-name="Text_20_body"><text:span text:style-name="T4">I am</text:span> seventy-eight, live rurally, and hold no academic credentials. I am telling you that last because you deserve to know it, not because it changes what the framework does.</text:p>
      <text:p text:style-name="Text_20_body">If it holds, it holds on its own terms. Five minutes will tell you whether it's worth more of your time.</text:p>
      <text:p text:style-name="P6"><text:soft-page-break/>Yours sincerely,<text:line-break/></text:p>
      <text:p text:style-name="P3">Bradley K. DePuy</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Noto Sans" svg:font-family="'Noto Sans'" style:font-family-generic="swiss"/>
    <style:font-face style:name="Noto Sans Arabic UI" svg:font-family="'Noto Sans Arabic U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Noto Sans" fo:font-size="10pt" fo:language="en" fo:country="US" style:letter-kerning="true" style:font-name-asian="DejaVu Sans" style:font-size-asian="12pt" style:language-asian="zh" style:country-asian="CN" style:font-name-complex="Noto Sans Arabic U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Noto Sans" fo:font-size="10pt" fo:language="en" fo:country="US" style:letter-kerning="true" style:font-name-asian="DejaVu Sans" style:font-size-asian="12pt" style:language-asian="zh" style:country-asian="CN" style:font-name-complex="Noto Sans Arabic UI"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1965in" style:contextual-spacing="false" fo:line-height="120%" fo:text-align="justify" style:justify-single-word="false"/>
    </style:style>
    <style:style style:name="Sender" style:family="paragraph" style:parent-style-name="Standard" style:class="extra">
      <style:paragraph-properties fo:margin-top="0in" fo:margin-bottom="0.3937in" style:contextual-spacing="false">
        <style:tab-stops>
          <style:tab-stop style:position="5.4516in" style:type="right"/>
        </style:tab-stops>
      </style:paragraph-properties>
      <style:text-properties fo:font-size="10pt" officeooo:rsid="000c5d28"/>
    </style:style>
    <style:style style:name="Addressee" style:family="paragraph" style:parent-style-name="Standard" style:class="extra">
      <style:paragraph-properties fo:margin-top="0in" fo:margin-bottom="0.3937in" style:contextual-spacing="false"/>
      <style:text-properties fo:font-size="10pt" officeooo:rsid="000e487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Frame_20_contents" style:display-name="Frame contents" style:family="paragraph" style:parent-style-name="Standard" style:class="extra"/>
    <style:style style:name="Placeholder" style:family="text">
      <style:text-properties fo:font-variant="small-caps" fo:color="#008080" loext:opacity="100%" style:text-underline-style="dotted" style:text-underline-width="auto" style:text-underline-color="font-color"/>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text:page-number></text:p>
      </style:footer>
    </style:master-page>
    <style:master-page style:name="First_20_Page" style:display-name="First Page" style:page-layout-name="Mpm2" draw:style-name="Mdp1"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2-28T13:59:36.179025092</meta:creation-date>
    <meta:editing-duration>PT32M5S</meta:editing-duration>
    <meta:editing-cycles>9</meta:editing-cycles>
    <meta:generator>LibreOffice/24.2.7.2$Linux_X86_64 LibreOffice_project/420$Build-2</meta:generator>
    <dc:description>Modern business letter with sans-serif font </dc:description>
    <dc:title>Modern business letter sans-serif</dc:title>
    <dc:date>2026-03-03T15:02:55.456698914</dc:date>
    <meta:document-statistic meta:table-count="0" meta:image-count="0" meta:object-count="0" meta:page-count="2" meta:paragraph-count="25" meta:word-count="265" meta:character-count="1641" meta:non-whitespace-character-count="1392"/>
    <meta:template xlink:type="simple" xlink:actuate="onRequest" xlink:title="Modern business letter sans-serif" xlink:href="../../../../../usr/lib/libreoffice/share/template/common/officorr/Modern_business_letter_sans_serif.ott" meta:date="2026-02-28T13:59:35.778672540"/>
  </office:meta>
</office:document-meta>
</file>